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1">
      <style:text-properties officeooo:rsid="001a66ae" officeooo:paragraph-rsid="001a66ae"/>
    </style:style>
    <style:style style:name="P2" style:family="paragraph" style:parent-style-name="Heading_20_2">
      <style:text-properties officeooo:rsid="001a66ae" officeooo:paragraph-rsid="001a66ae"/>
    </style:style>
    <style:style style:name="P3" style:family="paragraph" style:parent-style-name="Heading_20_2">
      <style:text-properties officeooo:paragraph-rsid="001a66ae"/>
    </style:style>
    <style:style style:name="P4" style:family="paragraph" style:parent-style-name="Text_20_body">
      <style:text-properties officeooo:rsid="001a66ae" officeooo:paragraph-rsid="001a66ae"/>
    </style:style>
    <style:style style:name="P5" style:family="paragraph" style:parent-style-name="Text_20_body">
      <style:text-properties officeooo:paragraph-rsid="001a66ae"/>
    </style:style>
    <style:style style:name="P6" style:family="paragraph" style:parent-style-name="Text_20_body">
      <style:text-properties officeooo:paragraph-rsid="001d9191"/>
    </style:style>
    <style:style style:name="T1" style:family="text">
      <style:text-properties officeooo:rsid="001a66ae"/>
    </style:style>
    <style:style style:name="T2" style:family="text">
      <style:text-properties officeooo:rsid="001bdb3e"/>
    </style:style>
    <style:style style:name="T3" style:family="text">
      <style:text-properties officeooo:rsid="001d919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Coordinate systems</text:h>
      <text:p text:style-name="P5"/>
      <text:h text:style-name="P3" text:outline-level="2"><text:span text:style-name="T1">1. Vol 3D array</text:span></text:h>
      <text:p text:style-name="P4">Sup/inferior<text:line-break/>Right/left<text:line-break/>Anterior/posterior</text:p>
      <text:h text:style-name="P2" text:outline-level="2">2. Vol2ras matrix (after transform)</text:h>
      <text:p text:style-name="P4">R<text:line-break/>A<text:line-break/>S</text:p>
      <text:h text:style-name="P2" text:outline-level="2">3. read_surf (surface file, <text:span text:style-name="T2">vertices and faces</text:span>)</text:h>
      <text:p text:style-name="P6"><text:span text:style-name="T3">Right/left<text:line-break/>Anterior/posterior<text:line-break/>Sup/inferior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09T13:02:56.054000000</meta:creation-date>
    <dc:date>2020-01-09T16:04:08.423000000</dc:date>
    <meta:editing-duration>PT2H51M2S</meta:editing-duration>
    <meta:editing-cycles>3</meta:editing-cycles>
    <meta:generator>LibreOffice/6.2.5.2$Windows_X86_64 LibreOffice_project/1ec314fa52f458adc18c4f025c545a4e8b22c159</meta:generator>
    <meta:document-statistic meta:table-count="0" meta:image-count="0" meta:object-count="0" meta:page-count="1" meta:paragraph-count="7" meta:word-count="27" meta:character-count="204" meta:non-whitespace-character-count="184"/>
  </office:meta>
</office:document-meta>
</file>